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my website!</text:p>
      <text:p text:style-name="Standard"/>
      <text:p text:style-name="Standard">Hi everyone!</text:p>
      <text:p text:style-name="Standard"/>
      <text:p text:style-name="Standard">Thanks for stopping by my website! I'm super glad you decided to visit and hope you take a look at everything I have. What you see here is in a sense an accumulation of the past couple years of my work that I did while living in western Massachusetts and while working at Downtown Sounds. At the moment, I am not building any instruments because I do not have a shop! I am, however, gearing up to make this happen. Please check back so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ls Johnson</meta:initial-creator>
    <meta:creation-date>2014-07-23T12:13:32.82</meta:creation-date>
    <meta:document-statistic meta:table-count="0" meta:image-count="0" meta:object-count="0" meta:page-count="1" meta:paragraph-count="3" meta:word-count="90" meta:character-count="472"/>
    <dc:date>2014-07-23T13:40:37.18</dc:date>
    <dc:creator>Nils Johnson</dc:creator>
    <meta:editing-duration>PT1H11M54S</meta:editing-duration>
    <meta:editing-cycles>1</meta:editing-cycles>
    <meta:generator>OpenOffice/4.1.0$Win32 OpenOffice.org_project/410m18$Build-9764</meta:generator>
  </office:meta>
</office:document-meta>
</file>